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uffy The Unicorn</text:p>
      <text:p text:style-name="P3"/>
      <text:p text:style-name="P3"/>
      <text:p text:style-name="P1">Fluffy the unicorn is a single player side scrolling game about a bullied unicorn named Fluffy who wants to rid the world of bullies one at a time.</text:p>
      <text:p text:style-name="P1"/>
      <text:p text:style-name="P1">The game starts off with a cut-scene showing Fluffy being bullied by a group of kids at school. It shows Fluffy being beat up and left on the ground with the bullies laughing at him. The scene fades out and shows Fluffy walking home slowly while limping. </text:p>
      <text:p text:style-name="P1"/>
      <text:p text:style-name="P1">The next scene is Fluffy dreaming about his next day at school, and shows Fluffy being friends with all the kids at school , and he is happy.</text:p>
      <text:p text:style-name="P1"/>
      <text:p text:style-name="P1">The next scene is when the game starts. You start to control Fluffy outside of his house, and start to walk to school.</text:p>
      <text:p text:style-name="P1"/>
      <text:p text:style-name="P4">First level – tutorial/ neighborhood/ downtown/ bus</text:p>
      <text:p text:style-name="P2"/>
      <text:p text:style-name="P1">The first level starts with <text:s/>an on-screen tutorial showing the basic movement controls for Fluffy (walk back and forth). Once the player successfully walks back and forth he can move on. You will walk a little further down the neighborhood and a bully appears. This will trigger the fighting tutorial( basic and special attack) Once this tutorial is completed, the first bully will run off, crying. The player will then be able to progress into the actual game. Fluffy continues to walk to school through his neighborhood, which is a typical residential area. encountering a few more bullies to get the character used to the combat, which is the main focal point of the game.</text:p>
      <text:p text:style-name="P1"/>
      <text:p text:style-name="P1">A little ways down the road, fluffy will come across a set of train tracks. As Fluffy approaches, a mini boss appears (BOSS UNKNOWN), the train lights come on and a train will come, essentially “blocking” Fluffy in the area to fight the boss. Once Fluffy defeats this mini boss, the train ends and he can cross the train tracks, leading him into the downtown area. The lighting becomes a little darker, and “grim”, implying that he is in a “sketchy” part of the downtown area. The enemies will start to increase in this area, encountering multiple enemies at a time. These enemies will appear at random. At the end of the downtown area, there will be a bus stop. Fluffy will approach the bus stop and another mini boss appears,(BOSS UNKNOWN). Once Fluffy defeats this boss, the school bus shows up, and Fluffy walks onto the bus to go to school.</text:p>
      <text:p text:style-name="P1"/>
      <text:p text:style-name="P1">The bus level will be a short transitioning level, having a few bullies on the bus to fight, and having the bus driver as the main boss.</text:p>
      <text:p text:style-name="P1"/>
      <text:p text:style-name="P4"/>
      <text:p text:style-name="P4">Second level – playground/ basketball court/ school entrance</text:p>
      <text:p text:style-name="P4"/>
      <text:p text:style-name="P5">Fluffy leaves the bus, arriving at his school playground. As Fluffy walks to swing on the swing set, a group of bullies come and start attacking. Once you defeat these enemies you can move further into the playground. The same event happens for the sandbox, Fluffy goes to the sandbox and more enemies appear. Once Fluffy defeats all these enemies, he progresses further.</text:p>
      <text:p text:style-name="P5"/>
      <text:p text:style-name="P5"><text:soft-page-break/>Fluffy crosses a basketball court, and is approached by a bunch of basketball players to attack him. Once Fluffy defeats all of these enemies, 2 mini bosses (basketball captain and assistant captain) appears. After fluffy defeats these mini bosses, he can progress to go inside the school.</text:p>
      <text:p text:style-name="P5"/>
      <text:p text:style-name="P5"/>
      <text:p text:style-name="P4">Third level – hallway/ classroom/ cafeteria</text:p>
      <text:p text:style-name="P4"/>
      <text:p text:style-name="P5">Fluffy enters the hallway, and starts to walk down it. He passes lockers and classrooms. Enemies attack him at random as he is heading down the hallway. Eventually Fluffy will come across a “T” end of hallway, choosing to either go up or down another hallway. If the player chooses to go up he will head towards the cafeteria level, if the player chooses to go down he will head to a classroom level. Both levels will eventually need to be beaten to move on so it does not matter which level the player completes first.</text:p>
      <text:p text:style-name="P5"/>
      <text:p text:style-name="P5">Cafeteria – Fluffy enters the cafeteria, instantly being approached by multiple enemies. Fluffy walks down the cafeteria defeating enemies along the way. Fluffy is then approached by the cafeteria boss (old grumpy cafeteria lady who hates her life). Once the player defeats this boss he goes back into the hallway, eventually reaching the “T” hallway and can now go down towards the classroom level.</text:p>
      <text:p text:style-name="P5"/>
      <text:p text:style-name="P5">Classroom - <text:s/>As Fluffy enters the classroom, he is approached by enemies. Eventually after fighting a few groups of enemies, the last boss (teacher) appears. This is the strongest enemy in the demo. Once Fluffy defeats the boss, there will be an ending cut scene showing that Fluffy has rid his city of bullies and the city is a much happier place.</text:p>
      <text:p text:style-name="P5"/>
      <text:p text:style-name="P5"/>
      <text:p text:style-name="P4">Dialect and Cutscenes</text:p>
      <text:p text:style-name="P4"/>
      <text:p text:style-name="P5">Bully 1 - Stupid head, jerk, poopy head</text:p>
      <text:p text:style-name="P5"/>
      <text:p text:style-name="P5">Bully 2 - fartknocker, dweeb, butt-head</text:p>
      <text:p text:style-name="P5"/>
      <text:p text:style-name="P5">Bully 3 - loser, idiot, geek</text:p>
      <text:p text:style-name="P5"/>
      <text:p text:style-name="P5">Bully 4 - you suck!, nerd, dumb</text:p>
      <text:p text:style-name="P5"/>
      <text:p text:style-name="P5">Bully 5 - pipsqueak, dorkus, fartface</text:p>
      <text:p text:style-name="P5"/>
      <text:p text:style-name="P5">miniboss 1 - moron, puke breath , fatty</text:p>
      <text:p text:style-name="P5"/>
      <text:p text:style-name="P5">miniboss 2 - </text:p>
      <text:p text:style-name="P5"/>
      <text:p text:style-name="P5"/>
      <text:p text:style-name="P5"/>
      <text:p text:style-name="P4"/>
      <text:p text:style-name="P4"/>
      <text:p text:style-name="P4"/>
      <text:p text:style-name="P4"/>
      <text:p text:style-name="P4"><text:soft-page-break/>First Level</text:p>
      <text:p text:style-name="P4"/>
      <text:p text:style-name="P6">neighborhood scene</text:p>
      <text:p text:style-name="P5"/>
      <text:p text:style-name="P5">Single Bully enters scene - </text:p>
      <text:p text:style-name="P5"/>
      <text:p text:style-name="P5">bully: Where do ya think you're going, punk.</text:p>
      <text:p text:style-name="P5">Fluffy: I'm going to school, I don't want any trouble</text:p>
      <text:p text:style-name="P5">bully: Well that's too bad cause ya' got some.</text:p>
      <text:p text:style-name="P5"/>
      <text:p text:style-name="P5">Fight begins</text:p>
      <text:p text:style-name="P5"/>
      <text:p text:style-name="P5"/>
      <text:p text:style-name="P5">2 or 3 bullies enter scene - </text:p>
      <text:p text:style-name="P5"/>
      <text:p text:style-name="P5">first bully: We heard what you did to our friend earlier, you're gonna get it.</text:p>
      <text:p text:style-name="P5">Fluffy: I didn't want to hurt him, he attacked me and I defended myself, I'm sorry.</text:p>
      <text:p text:style-name="P5">Second bully: you're gonna be sorry!</text:p>
      <text:p text:style-name="P5"/>
      <text:p text:style-name="P5">Fight begins</text:p>
      <text:p text:style-name="P5"/>
      <text:p text:style-name="P5">mini boss train scene</text:p>
      <text:p text:style-name="P5"/>
      <text:p text:style-name="P5">mini boss appears</text:p>
      <text:p text:style-name="P5">train is moving, “blocking” fluffy in for the mini boss fight</text:p>
      <text:p text:style-name="P5"/>
      <text:p text:style-name="P5">mini boss – I heard you been messin' up my buddies all morning</text:p>
      <text:p text:style-name="P5">Fluffy: your buddies are the one startin' things, not me</text:p>
      <text:p text:style-name="P5">mini boss – I don't care who's startin' it, im gonna' finish it!</text:p>
      <text:p text:style-name="P5"/>
      <text:p text:style-name="P5">Fight begins</text:p>
      <text:p text:style-name="P5">train is done moving once mini boss is defeated</text:p>
      <text:p text:style-name="P5"/>
      <text:p text:style-name="P6">Downtown Scene</text:p>
      <text:p text:style-name="P6"/>
      <text:p text:style-name="P5">fluffy crosses tracks</text:p>
      <text:p text:style-name="P5">approached by 3 or 4 bullies</text:p>
      <text:p text:style-name="P5"/>
      <text:p text:style-name="P5">Bully 1: so you think you can go around pickin' on whoever you want eh?</text:p>
      <text:p text:style-name="P5">Fluffy: (a little angry) I have not been picking on anyone!</text:p>
      <text:p text:style-name="P5">Bully 2: tell that to our friends</text:p>
      <text:p text:style-name="P5">Bully 3: yeah! That's not very nice!</text:p>
      <text:p text:style-name="P5">Fluffy: you guys are the ones who are picking on me and my friends!</text:p>
      <text:p text:style-name="P5">Bully 1: enough talking dweeb, let's see what you're made of!</text:p>
      <text:p text:style-name="P5"/>
      <text:p text:style-name="P5">Fight begins</text:p>
      <text:p text:style-name="P5"/>
      <text:p text:style-name="P5"/>
      <text:p text:style-name="P5"><text:soft-page-break/>fluffy approaches bus stop</text:p>
      <text:p text:style-name="P5">mini boss approaches</text:p>
      <text:p text:style-name="P5"/>
      <text:p text:style-name="P5">mini boss: hey whats up, kid?</text:p>
      <text:p text:style-name="P5">Fluffy: </text:p>
      <text:p text:style-name="P5"/>
      <text:p text:style-name="P5"/>
      <text:p text:style-name="P5"/>
      <text:p text:style-name="P5"/>
      <text:p text:style-name="P5"/>
      <text:p text:style-name="P5"/>
      <text:p text:style-name="P5"/>
      <text:p text:style-name="P5"/>
      <text:p text:style-name="P5"/>
      <text:p text:style-name="P4"/>
      <text:p text:style-name="P6"/>
      <text:p text:style-name="P4"/>
      <text:p text:style-name="P5"/>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llan rivet</meta:initial-creator>
    <meta:creation-date>2015-10-19T13:57:46.83</meta:creation-date>
    <dc:date>2015-10-20T15:15:25.91</dc:date>
    <dc:creator>dillan rivet</dc:creator>
    <meta:editing-duration>PT5H33M45S</meta:editing-duration>
    <meta:editing-cycles>31</meta:editing-cycles>
    <meta:generator>OpenOffice/4.1.1$Win32 OpenOffice.org_project/411m6$Build-9775</meta:generator>
    <meta:document-statistic meta:table-count="0" meta:image-count="0" meta:object-count="0" meta:page-count="4" meta:paragraph-count="58" meta:word-count="1064" meta:character-count="5937"/>
  </office:meta>
</office:document-meta>
</file>